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1in" style:type="char" style:char="a"/>
        </style:tab-stops>
      </style:paragraph-properties>
    </style:style>
    <style:style style:name="P2" style:family="paragraph">
      <style:paragraph-properties>
        <style:tab-stops>
          <style:tab-stop style:position="1in" style:type="char" style:char="b"/>
        </style:tab-stops>
      </style:paragraph-properties>
    </style:style>
    <style:style style:name="P3" style:family="paragraph">
      <style:paragraph-properties>
        <style:tab-stops>
          <style:tab-stop style:position="1in" style:type="char" style:char="c"/>
        </style:tab-stops>
      </style:paragraph-properties>
    </style:style>
  </office:automatic-styles>
  <office:body>
    <office:text>
      <text:p text:style-name="P1">
     this is (tab)<text:tab/>an example of paragraph with a tab type char and its char is "a".
   </text:p>
      <text:p/>
      <text:p/>
      <text:p text:style-name="P2">
    this is (tab)<text:tab/>an example of paragraph with a tab type char and its char is "b".
   </text:p>
      <text:p/>
      <text:p/>
      <text:p text:style-name="P3">
    this is (tab)<text:tab/>an example of paragraph with a tab type char and its char is "c"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